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2.5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3.8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kibidi-uwu-pa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CAD</text:p>
          </table:table-cell>
          <table:table-cell table:style-name="Default" office:value-type="string" calcext:value-type="string">
            <text:p>USD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USD/CAD rate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2B-PH-K-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X_SK6812MINI-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6812MINI-E</text:p>
          </table:table-cell>
          <table:table-cell office:value-type="currency" office:currency="USD" office:value="6.79" calcext:value-type="currency">
            <text:p>$6.79</text:p>
          </table:table-cell>
          <table:table-cell table:formula="of:=[.C5]/[.$G$2]" office:value-type="currency" office:currency="USD" office:value="4.78169014084507" calcext:value-type="currency">
            <text:p>$4.78</text:p>
          </table:table-cell>
          <table:table-cell office:value-type="string" calcext:value-type="string">
            <text:p><text:a xlink:href="https://www.aliexpress.com/item/1005007696173500.html" xlink:type="simple">https://www.aliexpress.com/item/1005007696173500.html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oh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C12R-2217F-S00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1A-E1N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SPTS0049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IAO NRF528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-AH49FNTR-G1CT-N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gikey Total</text:p>
          </table:table-cell>
          <table:table-cell office:value-type="currency" office:currency="USD" office:value="46.85" calcext:value-type="currency">
            <text:p>$46.85</text:p>
          </table:table-cell>
          <table:table-cell table:formula="of:=[.C13]/[.$G$2]" office:value-type="currency" office:currency="USD" office:value="32.9929577464789" calcext:value-type="currency">
            <text:p>$32.99</text:p>
          </table:table-cell>
          <table:table-cell office:value-type="string" calcext:value-type="string">
            <text:p><text:a xlink:href="https://www.digikey.ca/short/tm8cttnv" xlink:type="simple">https://www.digikey.ca/short/tm8cttnv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3.7V Lipo Battery</text:p>
          </table:table-cell>
          <table:table-cell office:value-type="currency" office:currency="USD" office:value="11.89" calcext:value-type="currency">
            <text:p>$11.89</text:p>
          </table:table-cell>
          <table:table-cell table:formula="of:=[.C15]/[.$G$2]" office:value-type="currency" office:currency="USD" office:value="8.37323943661972" calcext:value-type="currency">
            <text:p>$8.37</text:p>
          </table:table-cell>
          <table:table-cell office:value-type="string" calcext:value-type="string">
            <text:p><text:a xlink:href="https://www.aliexpress.com/item/1005008218024646.html" xlink:type="simple">https://www.aliexpress.com/item/1005008218024646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TERON Magnetic Jade Pro Switch</text:p>
          </table:table-cell>
          <table:table-cell office:value-type="currency" office:currency="USD" office:value="13.58" calcext:value-type="currency">
            <text:p>$13.58</text:p>
          </table:table-cell>
          <table:table-cell table:formula="of:=[.C16]/[.$G$2]" office:value-type="currency" office:currency="USD" office:value="9.56338028169014" calcext:value-type="currency">
            <text:p>$9.56</text:p>
          </table:table-cell>
          <table:table-cell office:value-type="string" calcext:value-type="string">
            <text:p><text:a xlink:href="https://www.aliexpress.com/item/1005008169504340.html" xlink:type="simple">https://www.aliexpress.com/item/1005008169504340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k keycaps</text:p>
          </table:table-cell>
          <table:table-cell office:value-type="currency" office:currency="USD" office:value="4.79" calcext:value-type="currency">
            <text:p>$4.79</text:p>
          </table:table-cell>
          <table:table-cell table:formula="of:=[.C17]/[.$G$2]" office:value-type="currency" office:currency="USD" office:value="3.37323943661972" calcext:value-type="currency">
            <text:p>$3.37</text:p>
          </table:table-cell>
          <table:table-cell office:value-type="string" calcext:value-type="string">
            <text:p><text:a xlink:href="https://www.aliexpress.com/item/1005009531843221.html" xlink:type="simple">https://www.aliexpress.com/item/1005009531843221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parent keycaps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[.C18]/[.$G$2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s://www.aliexpress.com/item/1005002976015114.html" xlink:type="simple">https://www.aliexpress.com/item/1005002976015114.html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office:value-type="currency" office:currency="USD" office:value="4.6" calcext:value-type="currency">
            <text:p>$4.60</text:p>
          </table:table-cell>
          <table:table-cell office:value-type="string" calcext:value-type="string">
            <text:p><text:a xlink:href="https://jlcpcb.com/" xlink:type="simple">https://jlcpcb.com/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9])" office:value-type="currency" office:currency="USD" office:value="90.29" calcext:value-type="currency">
            <text:p>$90.29</text:p>
          </table:table-cell>
          <table:table-cell table:formula="of:=SUM([.D2:.D19])" office:value-type="currency" office:currency="USD" office:value="63.5845070422536" calcext:value-type="currency">
            <text:p>$63.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£</number:text>
      <number:number number:decimal-places="2" number:min-decimal-places="2" number:min-integer-digits="1" number:grouping="true"/>
    </number:number-style>
    <number:currency-style style:name="N169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0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02:20:58.132052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8T02:27:22.997125550</dc:date>
    <meta:editing-duration>PT8M23S</meta:editing-duration>
    <meta:editing-cycles>2</meta:editing-cycles>
    <meta:generator>LibreOffice/24.2.7.2$Linux_X86_64 LibreOffice_project/420$Build-2</meta:generator>
    <meta:document-statistic meta:table-count="1" meta:cell-count="56" meta:object-count="0"/>
  </office:meta>
</office:document-meta>
</file>